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text-properties style:font-name="Verdana" fo:font-size="12pt" style:font-size-asian="12pt" style:font-size-complex="12pt"/>
    </style:style>
    <style:style style:name="P4" style:family="paragraph" style:parent-style-name="Heading_20_3">
      <style:paragraph-properties fo:text-align="center" style:justify-single-word="false" fo:break-before="page"/>
      <style:text-properties style:font-name="Verdana" fo:font-size="16pt" fo:font-style="normal" style:font-size-asian="16pt" style:font-style-asian="normal" style:font-size-complex="16pt" style:font-style-complex="normal"/>
    </style:style>
    <style:style style:name="P5" style:family="paragraph" style:parent-style-name="Text_20_body">
      <style:text-properties style:font-name="Verdana" fo:font-size="12pt" style:font-size-asian="12pt" style:font-size-complex="12pt"/>
    </style:style>
    <style:style style:name="P6" style:family="paragraph" style:parent-style-name="Text_20_body">
      <style:paragraph-properties fo:text-align="center" style:justify-single-word="false"/>
      <style:text-properties style:font-name="Verdana" fo:font-size="12pt" style:font-size-asian="12pt" style:font-size-complex="12pt"/>
    </style:style>
    <style:style style:name="P7" style:family="paragraph" style:parent-style-name="Text_20_body">
      <style:text-properties style:font-name="Verdana" fo:font-size="12pt" fo:font-weight="bold" style:font-size-asian="12pt" style:font-weight-asian="bold" style:font-size-complex="12pt" style:font-weight-complex="bold"/>
    </style:style>
    <style:style style:name="P8" style:family="paragraph" style:parent-style-name="Heading_20_3">
      <style:text-properties style:font-name="Verdana" fo:font-size="16pt" style:font-size-asian="16pt" style:font-size-complex="16pt"/>
    </style:style>
    <style:style style:name="P9" style:family="paragraph" style:parent-style-name="Heading_20_4">
      <style:text-properties style:font-name="Verdana" fo:font-size="16pt" style:font-size-asian="16pt" style:font-size-complex="16pt"/>
    </style:style>
    <style:style style:name="P10" style:family="paragraph" style:parent-style-name="Standard">
      <style:text-properties style:font-name="Verdana"/>
    </style:style>
    <style:style style:name="P11" style:family="paragraph" style:parent-style-name="Standard" style:list-style-name="L2">
      <style:text-properties style:font-name="Verdana" fo:font-size="16pt" fo:font-weight="bold" style:font-size-asian="16pt" style:font-weight-asian="bold" style:font-size-complex="16pt" style:font-weight-complex="bold"/>
    </style:style>
    <style:style style:name="P12" style:family="paragraph" style:parent-style-name="Standard" style:list-style-name="L3">
      <style:text-properties style:font-name="Verdana" fo:font-size="16pt" fo:font-weight="bold" style:font-size-asian="16pt" style:font-weight-asian="bold" style:font-size-complex="16pt" style:font-weight-complex="bold"/>
    </style:style>
    <style:style style:name="P13" style:family="paragraph" style:parent-style-name="Standard" style:list-style-name="L4">
      <style:text-properties style:font-name="Verdana"/>
    </style:style>
    <style:style style:name="P14" style:family="paragraph" style:parent-style-name="Standard" style:list-style-name="L5">
      <style:text-properties style:font-name="Verdana"/>
    </style:style>
    <style:style style:name="P15" style:family="paragraph" style:parent-style-name="Standard" style:list-style-name="L9">
      <style:text-properties style:font-name="Verdana"/>
    </style:style>
    <style:style style:name="P16" style:family="paragraph" style:parent-style-name="Standard" style:list-style-name="L13">
      <style:text-properties style:font-name="Verdana"/>
    </style:style>
    <style:style style:name="P17" style:family="paragraph" style:parent-style-name="Standard">
      <style:paragraph-properties fo:text-align="start" style:justify-single-word="false"/>
      <style:text-properties style:font-name="Verdana"/>
    </style:style>
    <style:style style:name="P18" style:family="paragraph" style:parent-style-name="Standard" style:list-style-name="L14">
      <style:text-properties style:font-name="Verdana"/>
    </style:style>
    <style:style style:name="P19" style:family="paragraph" style:parent-style-name="Standard" style:list-style-name="L15">
      <style:text-properties style:font-name="Verdana" fo:font-weight="bold" style:font-weight-asian="bold" style:font-weight-complex="bold"/>
    </style:style>
    <style:style style:name="P20" style:family="paragraph" style:parent-style-name="Standard" style:list-style-name="L15">
      <style:text-properties style:font-name="Verdana"/>
    </style:style>
    <style:style style:name="P21" style:family="paragraph" style:parent-style-name="Standard" style:list-style-name="L13"/>
    <style:style style:name="P22" style:family="paragraph" style:parent-style-name="Standard">
      <style:text-properties style:font-name="Verdana"/>
    </style:style>
    <style:style style:name="P23" style:family="paragraph" style:parent-style-name="Standard" style:list-style-name="L17">
      <style:text-properties style:font-name="Verdana" fo:font-weight="bold" style:font-weight-asian="bold" style:font-weight-complex="bold"/>
    </style:style>
    <style:style style:name="P24"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5" style:family="paragraph" style:parent-style-name="Text_20_body" style:list-style-name="L6">
      <style:text-properties style:font-name="Verdana" fo:font-size="12pt" style:font-size-asian="12pt" style:font-size-complex="12pt"/>
    </style:style>
    <style:style style:name="P26" style:family="paragraph" style:parent-style-name="Text_20_body" style:list-style-name="L7">
      <style:text-properties style:font-name="Verdana" fo:font-size="12pt" style:font-size-asian="12pt" style:font-size-complex="12pt"/>
    </style:style>
    <style:style style:name="P27" style:family="paragraph" style:parent-style-name="Text_20_body" style:list-style-name="L8">
      <style:text-properties style:font-name="Verdana" fo:font-size="12pt" style:font-size-asian="12pt" style:font-size-complex="12pt"/>
    </style:style>
    <style:style style:name="P28" style:family="paragraph" style:parent-style-name="Text_20_body" style:list-style-name="L6">
      <style:paragraph-properties fo:margin-top="0cm" fo:margin-bottom="0cm"/>
      <style:text-properties style:font-name="Verdana" fo:font-size="12pt" style:font-size-asian="12pt" style:font-size-complex="12pt"/>
    </style:style>
    <style:style style:name="P29" style:family="paragraph" style:parent-style-name="Text_20_body" style:list-style-name="L7">
      <style:paragraph-properties fo:margin-top="0cm" fo:margin-bottom="0cm"/>
      <style:text-properties style:font-name="Verdana" fo:font-size="12pt" style:font-size-asian="12pt" style:font-size-complex="12pt"/>
    </style:style>
    <style:style style:name="P30" style:family="paragraph" style:parent-style-name="Text_20_body" style:list-style-name="L8">
      <style:paragraph-properties fo:margin-top="0cm" fo:margin-bottom="0cm"/>
      <style:text-properties style:font-name="Verdana" fo:font-size="12pt" style:font-size-asian="12pt" style:font-size-complex="12pt"/>
    </style:style>
    <style:style style:name="P31" style:family="paragraph" style:parent-style-name="Heading_20_3" style:list-style-name="L3">
      <style:paragraph-properties fo:text-align="center" style:justify-single-word="false"/>
      <style:text-properties style:font-name="Verdana"/>
    </style:style>
    <style:style style:name="P32" style:family="paragraph" style:parent-style-name="Heading_20_3" style:list-style-name="L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T1" style:family="text">
      <style:text-properties style:font-name="Verdana"/>
    </style:style>
    <style:style style:name="T2" style:family="text">
      <style:text-properties style:font-name="Verdana" fo:font-size="12pt" style:font-size-asian="12pt" style:font-size-complex="12pt"/>
    </style:style>
    <style:style style:name="T3" style:family="text">
      <style:text-properties fo:font-size="16pt" fo:font-style="normal" fo:font-weight="bold" style:font-size-asian="16pt" style:font-style-asian="normal" style:font-weight-asian="bold" style:font-size-complex="16pt" style:font-style-complex="normal" style:font-weight-complex="bold"/>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font-name="Verdana"/>
    </style:style>
    <style:style style:name="T7"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Web DM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672759770" text:style-name="L1">
        <text:list-item>
          <text:p text:style-name="P24">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592365946" text:style-name="L2">
        <text:list-item>
          <text:p text:style-name="P11">Despliegue</text:p>
        </text:list-item>
      </text:list>
      <text:p text:style-name="P1"/>
      <text:p text:style-name="P1"><text:tab/>La intención es convertir este proyecto en un desarrollo de software-libre con una licencia GNU GPL v3 u otra licencia no privativa. Conforme vaya avanzando en la memoria se elegirá que tipo de licencia adquirirá. </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 el cual tiene intención de durar entre 1 y 2 años.</text:p>
      <text:p text:style-name="P1"/>
      <text:p text:style-name="P1"><text:tab/>El código está basado en PHP, y de momento solo tengo intención de utilizar ninguna herramienta de desarrollo rapido de aplicaciones, tipo PHPEclipse, y quiza, algun Framework de programación en PHP como CodeIgniter o Symfony, aunque no esta cerrado el proyecto a en un futuro empezar a utilizar estas herramientas como parte de la parte I+D del mismo.</text:p>
      <text:p text:style-name="P1"/>
      <text:p text:style-name="P17"><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El Framework para la utilización de AJAX en este sentido tiene el nombre de XAJAX (mas información en la bibliografía).</text:p>
      <text:p text:style-name="P1"/>
      <text:p text:style-name="P1"/>
      <text:list xml:id="list360504880" text:style-name="L3">
        <text:list-item>
          <text:p text:style-name="P12">Primera Fase: Diseño de la primera Clase</text:p>
        </text:list-item>
      </text:list>
      <text:p text:style-name="P1"/>
      <text:p text:style-name="P1"><text:soft-page-break/>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1692729295" text:style-name="L4">
        <text:list-item>
          <text:p text:style-name="P13">Que el vehículo sea nuevo, y no posea aun matricula, por tanto la matricula no seria un buen candidato como identificador único, aunque si debería estar indexado/ordenado para búsquedas rápidas.</text:p>
        </text:list-item>
        <text:list-item>
          <text:p text:style-name="P13">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3">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378622213" text:style-name="L5">
        <text:list-item>
          <text:p text:style-name="P14">Fecha de Matriculación. Tipo fecha</text:p>
        </text:list-item>
        <text:list-item>
          <text:p text:style-name="P14">Marca. Tipo cadena de texto</text:p>
        </text:list-item>
        <text:list-item>
          <text:p text:style-name="P14">Modelo. Tipo cadena de texto</text:p>
        </text:list-item>
        <text:list-item>
          <text:p text:style-name="P14">Tipo de Combustible. Tipo cadena de texto</text:p>
        </text:list-item>
        <text:list-item>
          <text:p text:style-name="P14">Potencia. Tipo entero</text:p>
        </text:list-item>
        <text:list-item>
          <text:p text:style-name="P14">Cilindrada. Tipo coma flotante</text:p>
        </text:list-item>
        <text:list-item>
          <text:p text:style-name="P14">Carrocería. Tipo cadena de texto</text:p>
        </text:list-item>
        <text:list-item>
          <text:p text:style-name="P14">Color. Tipo cadena de texto</text:p>
        </text:list-item>
        <text:list-item>
          <text:p text:style-name="P14">Kilometraje. Tipo entero largo</text:p>
        </text:list-item>
        <text:list-item>
          <text:p text:style-name="P14">PVP. Tipo coma flotante doble</text:p>
        </text:list-item>
        <text:list-item>
          <text:p text:style-name="P14">PVD. Tipo coma flotante doble</text:p>
        </text:list-item>
        <text:list-item>
          <text:p text:style-name="P14"><text:soft-page-break/>Tipo de Vehículo. Tipo cadena de texto</text:p>
        </text:list-item>
        <text:list-item>
          <text:p text:style-name="P14">Ubicación. Tipo cadena de texto</text:p>
        </text:list-item>
        <text:list-item>
          <text:p text:style-name="P14">Categoría/Destino. Tipo cadena de texto</text:p>
        </text:list-item>
        <text:list-item>
          <text:p text:style-name="P14">Uso Anterior. Tipo cadena de texto</text:p>
        </text:list-item>
        <text:list-item>
          <text:p text:style-name="P14">Opciones/Extras. Tipo cadena de texto.</text:p>
        </text:list-item>
        <text:list-item>
          <text:p text:style-name="P14">Fecha Entrada Vehículo. Tipo fecha</text:p>
        </text:list-item>
        <text:list-item>
          <text:p text:style-name="P14">Garantía. Tipo cadena de texto</text:p>
        </text:list-item>
        <text:list-item>
          <text:p text:style-name="P14">Identificador secundario del Vehículo. Tipo cadena de Texto (esto sirve para enlazar con otras bases de datos foráneas al sistema)</text:p>
        </text:list-item>
        <text:list-item>
          <text:p text:style-name="P14">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1197718170" text:style-name="L15">
        <text:list-item>
          <text:list>
            <text:list-item>
              <text:p text:style-name="P19">Carga de Vehículos Automática</text:p>
              <text:p text:style-name="P20"/>
            </text:list-item>
          </text:list>
        </text:list-item>
      </text:list>
      <text:list xml:id="list1980755934" text:style-name="L17">
        <text:list-item>
          <text:list>
            <text:list-item>
              <text:p text:style-name="P23">Vehículos Disponibles</text:p>
            </text:list-item>
          </text:list>
        </text:list-item>
      </text:list>
      <text:list xml:id="list313800298" text:style-name="L14">
        <text:list-item>
          <text:list>
            <text:list-header>
              <text:p text:style-name="P18"/>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
      <text:list xml:id="list1975909477" text:continue-list="list360504880" text:style-name="L3">
        <text:list-item>
          <text:p text:style-name="P12"><text:s/>Diseño de la Clase Usuarios, accesos al sistema</text:p>
        </text:list-item>
      </text:list>
      <text:p text:style-name="P1"/>
      <text:p text:style-name="P1">En segunda instancia, queda desarrollar un mecanismo para el control de accesos a sistema, y para ello voy a definir una clase, Usuarios, la cual <text:soft-page-break/>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065910392" text:style-name="L9">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list xml:id="list101788911" text:continue-list="list1975909477" text:style-name="L3">
        <text:list-header>
          <text:h text:style-name="P31" text:outline-level="3"><text:span text:style-name="T3">BASES DE DATOS</text:span></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garantia` VARCHAR(15) DEFAULT NULL,</text:span></text:span></text:p>
      <text:p text:style-name="P1"><text:soft-page-break/><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1392886874" text:continue-numbering="true" text:style-name="L3">
        <text:list-header>
          <text:h text:style-name="P32" text:outline-level="3"><text:span text:style-name="T5">BIBLIOGRAFÍA</text:span></text:h>
        </text:list-header>
      </text:list>
      <text:p text:style-name="P1"/>
      <text:p text:style-name="P1"/>
      <text:list xml:id="list538281066" text:style-name="L13">
        <text:list-item>
          <text:p text:style-name="P21"><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list xml:id="list1198557941" text:continue-numbering="true" text:style-name="L13">
        <text:list-item>
          <text:p text:style-name="P21"><text:span text:style-name="T1">Sitio Web oficial de la librería AJAX, XAJAX: </text:span><text:a xlink:type="simple" xlink:href="http://www.xajax-project.org/"><text:span text:style-name="T1">http://www.xajax-project.org</text:span></text:a></text:p>
        </text:list-item>
      </text:list>
      <text:p text:style-name="Standard"><text:a xlink:type="simple" xlink:href="http://javiercasares.com/blog/sql-poblacion-espana/"><text:span text:style-name="T1"/></text:a></text:p>
      <text:list xml:id="list1528571729" text:continue-numbering="true" text:style-name="L13">
        <text:list-item>
          <text:p text:style-name="P21"><text:span text:style-name="T1">La Base de datos de Códigos Postales puede accederse desde aquí: </text:span></text:p>
        </text:list-item>
      </text:list>
      <text:p text:style-name="Standard"><text:span text:style-name="T1"><text:tab/></text:span><text:a xlink:type="simple" xlink:href="http://www.codigospostales.com/descarga.html"><text:span text:style-name="T1">http://www.codigospostales.com/descarga.html</text:span></text:a></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P1"/>
      <text:p text:style-name="P1"/>
      <text:h text:style-name="P4" text:outline-level="3">GNU GENERAL PUBLIC LICENSE</text:h>
      <text:p text:style-name="P6"/>
      <text:p text:style-name="P6">Version 3, 29 June 2007</text:p>
      <text:p text:style-name="Text_20_body"><text:span text:style-name="T2">Copyright © 2007 Free Software Foundation, Inc. &lt;</text:span><text:a xlink:type="simple" xlink:href="http://fsf.org/"><text:span text:style-name="T2">http://fsf.org/</text:span></text:a><text:span text:style-name="T2">&gt;</text:span></text:p>
      <text:p text:style-name="P5">Everyone is permitted to copy and distribute verbatim copies of this license document, but changing it is not allowed.</text:p>
      <text:h text:style-name="P8" text:outline-level="3"><text:bookmark text:name="preamble"/>Preamble</text:h>
      <text:p text:style-name="P5"/>
      <text:p text:style-name="P5">The GNU General Public License is a free, copyleft license for software and other kinds of works.</text:p>
      <text:p text:style-name="P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5">Developers that use the GNU GPL protect your rights with two steps: (1) assert copyright on the software, and (2) offer you this License giving you legal permission to copy, distribute and/or modify it.</text:p>
      <text:p text:style-name="P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5">Some devices are designed to deny users access to install or run modified versions of the software inside them, although the manufacturer can do so. This is fundamentally incompatible with the aim of protecting users' freedom to <text:soft-page-break/>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5">The precise terms and conditions for copying, distribution and modification follow.</text:p>
      <text:h text:style-name="P8" text:outline-level="3"><text:bookmark text:name="terms"/>TERMS AND CONDITIONS</text:h>
      <text:h text:style-name="P9" text:outline-level="4"><text:bookmark text:name="section0"/>0. Definitions.</text:h>
      <text:p text:style-name="P5"/>
      <text:p text:style-name="P5">“This License” refers to version 3 of the GNU General Public License.</text:p>
      <text:p text:style-name="P5">“Copyright” also means copyright-like laws that apply to other kinds of works, such as semiconductor masks.</text:p>
      <text:p text:style-name="P5">“The Program” refers to any copyrightable work licensed under this License. Each licensee is addressed as “you”. “Licensees” and “recipients” may be individuals or organizations.</text:p>
      <text:p text:style-name="P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5">A “covered work” means either the unmodified Program or a work based on the Program.</text:p>
      <text:p text:style-name="P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5">To “convey” a work means any kind of propagation that enables other parties to make or receive copies. Mere interaction with a user through a computer network, with no transfer of a copy, is not conveying.</text:p>
      <text:p text:style-name="P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text:soft-page-break/>License. If the interface presents a list of user commands or options, such as a menu, a prominent item in the list meets this criterion.</text:p>
      <text:h text:style-name="P9" text:outline-level="4"><text:bookmark text:name="section1"/>1. Source Code.</text:h>
      <text:p text:style-name="P5"/>
      <text:p text:style-name="P5">The “source code” for a work means the preferred form of the work for making modifications to it. “Object code” means any non-source form of a work.</text:p>
      <text:p text:style-name="P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5">The Corresponding Source need not include anything that users can regenerate automatically from other parts of the Corresponding Source.</text:p>
      <text:p text:style-name="P5">The Corresponding Source for a work in source code form is that same work.</text:p>
      <text:h text:style-name="P9" text:outline-level="4"><text:bookmark text:name="section2"/>2. Basic Permissions.</text:h>
      <text:p text:style-name="P5"/>
      <text:p text:style-name="P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5"><text:soft-page-break/>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5">Conveying under any other circumstances is permitted solely under the conditions stated below. Sublicensing is not allowed; section 10 makes it unnecessary.</text:p>
      <text:h text:style-name="P9" text:outline-level="4"><text:bookmark text:name="section3"/>3. Protecting Users' Legal Rights From Anti-Circumvention Law.</text:h>
      <text:p text:style-name="P5"/>
      <text:p text:style-name="P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9" text:outline-level="4"><text:bookmark text:name="section4"/>4. Conveying Verbatim Copies.</text:h>
      <text:p text:style-name="P5"/>
      <text:p text:style-name="P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5">You may charge any price or no price for each copy that you convey, and you may offer support or warranty protection for a fee.</text:p>
      <text:h text:style-name="P9" text:outline-level="4"><text:bookmark text:name="section5"/>5. Conveying Modified Source Versions.</text:h>
      <text:p text:style-name="P5"/>
      <text:p text:style-name="P5">You may convey a work based on the Program, or the modifications to produce it from the Program, in the form of source code under the terms of section 4, provided that you also meet all of these conditions:</text:p>
      <text:list xml:id="list455205428" text:style-name="L6">
        <text:list-item>
          <text:p text:style-name="P28"><text:soft-page-break/>a) The work must carry prominent notices stating that you modified it, and giving a relevant date. </text:p>
        </text:list-item>
        <text:list-item>
          <text:p text:style-name="P28">b) The work must carry prominent notices stating that it is released under this License and any conditions added under section 7. This requirement modifies the requirement in section 4 to “keep intact all notices”. </text:p>
        </text:list-item>
        <text:list-item>
          <text:p text:style-name="P28">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5">d) If the work has interactive user interfaces, each must display Appropriate Legal Notices; however, if the Program has interactive interfaces that do not display Appropriate Legal Notices, your work need not make them do so. </text:p>
        </text:list-item>
      </text:list>
      <text:p text:style-name="P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9" text:outline-level="4"><text:bookmark text:name="section6"/>6. Conveying Non-Source Forms.</text:h>
      <text:p text:style-name="P5"/>
      <text:p text:style-name="P5">You may convey a covered work in object code form under the terms of sections 4 and 5, provided that you also convey the machine-readable Corresponding Source under the terms of this License, in one of these ways:</text:p>
      <text:list xml:id="list1681921413" text:style-name="L7">
        <text:list-item>
          <text:p text:style-name="P29">a) Convey the object code in, or embodied in, a physical product (including a physical distribution medium), accompanied by the Corresponding Source fixed on a durable physical medium customarily used for software interchange. </text:p>
        </text:list-item>
        <text:list-item>
          <text:p text:style-name="P29">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9">c) Convey individual copies of the object code with a copy of the written offer to provide the Corresponding Source. This alternative is allowed only occasionally and noncommercially, and only if you received the <text:soft-page-break/>object code with such an offer, in accord with subsection 6b. </text:p>
        </text:list-item>
        <text:list-item>
          <text:p text:style-name="P29">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6">e) Convey the object code using peer-to-peer transmission, provided you inform other peers where the object code and Corresponding Source of the work are being offered to the general public at no charge under subsection 6d. </text:p>
        </text:list-item>
      </text:list>
      <text:p text:style-name="P5">A separable portion of the object code, whose source code is excluded from the Corresponding Source as a System Library, need not be included in conveying the object code work.</text:p>
      <text:p text:style-name="P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5">The requirement to provide Installation Information does not include a requirement to continue to provide support service, warranty, or updates for a <text:soft-page-break/>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9" text:outline-level="4"><text:bookmark text:name="section7"/>7. Additional Terms.</text:h>
      <text:p text:style-name="P5"/>
      <text:p text:style-name="P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5">Notwithstanding any other provision of this License, for material you add to a covered work, you may (if authorized by the copyright holders of that material) supplement the terms of this License with terms:</text:p>
      <text:list xml:id="list1513687445" text:style-name="L8">
        <text:list-item>
          <text:p text:style-name="P30">a) Disclaiming warranty or limiting liability differently from the terms of sections 15 and 16 of this License; or </text:p>
        </text:list-item>
        <text:list-item>
          <text:p text:style-name="P30">b) Requiring preservation of specified reasonable legal notices or author attributions in that material or in the Appropriate Legal Notices displayed by works containing it; or </text:p>
        </text:list-item>
        <text:list-item>
          <text:p text:style-name="P30">c) Prohibiting misrepresentation of the origin of that material, or requiring that modified versions of such material be marked in reasonable ways as different from the original version; or </text:p>
        </text:list-item>
        <text:list-item>
          <text:p text:style-name="P30">d) Limiting the use for publicity purposes of names of licensors or authors of the material; or </text:p>
        </text:list-item>
        <text:list-item>
          <text:p text:style-name="P30">e) Declining to grant rights under trademark law for use of some trade names, trademarks, or service marks; or </text:p>
        </text:list-item>
        <text:list-item>
          <text:p text:style-name="P27">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5"><text:soft-page-break/>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5">If you add terms to a covered work in accord with this section, you must place, in the relevant source files, a statement of the additional terms that apply to those files, or a notice indicating where to find the applicable terms.</text:p>
      <text:p text:style-name="P5">Additional terms, permissive or non-permissive, may be stated in the form of a separately written license, or stated as exceptions; the above requirements apply either way.</text:p>
      <text:h text:style-name="P9" text:outline-level="4"><text:bookmark text:name="section8"/>8. Termination.</text:h>
      <text:p text:style-name="P5"/>
      <text:p text:style-name="P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9" text:outline-level="4"><text:bookmark text:name="section9"/>9. Acceptance Not Required for Having Copies.</text:h>
      <text:p text:style-name="P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9" text:outline-level="4"><text:bookmark text:name="section10"/><text:soft-page-break/>10. Automatic Licensing of Downstream Recipients.</text:h>
      <text:p text:style-name="P5"/>
      <text:p text:style-name="P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9" text:outline-level="4"><text:bookmark text:name="section11"/>11. Patents.</text:h>
      <text:p text:style-name="P5"/>
      <text:p text:style-name="P5">A “contributor” is a copyright holder who authorizes use under this License of the Program or a work on which the Program is based. The work thus licensed is called the contributor's “contributor version”.</text:p>
      <text:p text:style-name="P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5">Each contributor grants you a non-exclusive, worldwide, royalty-free patent license under the contributor's essential patent claims, to make, use, sell, offer for sale, import and otherwise run, modify and propagate the contents of its contributor version.</text:p>
      <text:p text:style-name="P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5"><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5">Nothing in this License shall be construed as excluding or limiting any implied license or other defenses to infringement that may otherwise be available to you under applicable patent law.</text:p>
      <text:h text:style-name="P9" text:outline-level="4"><text:bookmark text:name="section12"/>12. No Surrender of Others' Freedom.</text:h>
      <text:p text:style-name="P5"/>
      <text:p text:style-name="P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9" text:outline-level="4"><text:bookmark text:name="section13"/><text:soft-page-break/>13. Use with the GNU Affero General Public License.</text:h>
      <text:p text:style-name="P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4" text:outline-level="4"><text:bookmark text:name="section14"/>14. Revised Versions of this License.</text:h>
      <text:p text:style-name="P5"/>
      <text:p text:style-name="P5">The Free Software Foundation may publish revised and/or new versions of the GNU General Public License from time to time. Such new versions will be similar in spirit to the present version, but may differ in detail to address new problems or concerns.</text:p>
      <text:p text:style-name="P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5">If the Program specifies that a proxy can decide which future versions of the GNU General Public License can be used, that proxy's public statement of acceptance of a version permanently authorizes you to choose that version for the Program.</text:p>
      <text:p text:style-name="P5">Later license versions may give you additional or different permissions. However, no additional obligations are imposed on any author or copyright holder as a result of your choosing to follow a later version.</text:p>
      <text:h text:style-name="Heading_20_4" text:outline-level="4"><text:bookmark text:name="section15"/>15. Disclaimer of Warranty.</text:h>
      <text:p text:style-name="P5"/>
      <text:p text:style-name="P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5"/>
      <text:h text:style-name="Heading_20_4" text:outline-level="4"><text:bookmark text:name="section16"/><text:soft-page-break/>16. Limitation of Liability.</text:h>
      <text:p text:style-name="P5"/>
      <text:p text:style-name="P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4" text:outline-level="4"><text:bookmark text:name="section17"/>17. Interpretation of Sections 15 and 16.</text:h>
      <text:p text:style-name="P5"/>
      <text:p text:style-name="P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5"/>
      <text:p text:style-name="P7">END OF TERMS AND CONDITION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4-24T18:28:26</dc:date>
    <dc:creator>Manuel Camargo</dc:creator>
    <meta:editing-duration>PT140H45M06S</meta:editing-duration>
    <meta:editing-cycles>29</meta:editing-cycles>
    <meta:generator>OpenOffice.org/3.2$Unix OpenOffice.org_project/320m12$Build-9483</meta:generator>
    <meta:document-statistic meta:table-count="0" meta:image-count="0" meta:object-count="0" meta:page-count="19" meta:paragraph-count="230" meta:word-count="6830" meta:character-count="41747"/>
  </office:meta>
</office:document-meta>
</file>